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4" style:family="graphic" style:parent-style-name="standard">
      <style:graphic-properties svg:stroke-color="#a80039" draw:fill-color="#a80039" draw:textarea-horizontal-align="justify" draw:textarea-vertical-align="middle" draw:auto-grow-height="false" fo:min-height="0.034cm" fo:min-width="0cm"/>
    </style:style>
    <style:style style:name="gr5" style:family="graphic" style:parent-style-name="standard">
      <style:graphic-properties svg:stroke-color="#00abcc" draw:fill-color="#00abcc" draw:textarea-horizontal-align="justify" draw:textarea-vertical-align="middle" draw:auto-grow-height="false" fo:min-height="0.034cm" fo:min-width="0cm"/>
    </style:style>
    <style:style style:name="gr6" style:family="graphic" style:parent-style-name="standard">
      <style:graphic-properties svg:stroke-color="#00abcc" draw:fill-color="#00abcc" draw:textarea-horizontal-align="justify" draw:textarea-vertical-align="middle" draw:auto-grow-height="false" fo:min-height="0.15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cm" fo:min-width="0cm"/>
    </style:style>
    <style:style style:name="gr8" style:family="graphic" style:parent-style-name="objectwithoutfill">
      <style:graphic-properties draw:stroke="dash" draw:stroke-dash="Dotted" svg:stroke-width="0.1cm" svg:stroke-color="#969696" draw:marker-start-width="0.5cm" draw:marker-end-width="0.5cm" draw:fill="none" draw:textarea-vertical-align="middle" fo:padding-top="0.175cm" fo:padding-bottom="0.175cm" fo:padding-left="0.3cm" fo:padding-right="0.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a80039"/>
      <style:paragraph-properties fo:text-align="center"/>
    </style:style>
    <style:style style:name="P4" style:family="paragraph">
      <loext:graphic-properties draw:fill-color="#00abcc"/>
      <style:paragraph-properties fo:text-align="center"/>
    </style:style>
    <style:style style:name="P5" style:family="paragraph">
      <style:text-properties fo:font-size="15pt" style:font-size-asian="18pt" style:font-size-complex="18pt"/>
    </style:style>
    <style:style style:name="P6" style:family="paragraph">
      <loext:graphic-properties draw:fill="none" draw:fill-color="#ffffff"/>
      <style:text-properties fo:font-size="15pt" style:font-size-asian="18pt" style:font-size-complex="18pt"/>
    </style:style>
    <style:style style:name="P7" style:family="paragraph">
      <style:paragraph-properties fo:text-align="center" style:writing-mode="lr-tb"/>
      <style:text-properties fo:font-size="15pt" style:font-size-asian="18pt" style:font-size-complex="18pt"/>
    </style:style>
    <style:style style:name="P8" style:family="paragraph">
      <loext:graphic-properties draw:fill="none" draw:fill-color="#ffffff"/>
      <style:paragraph-properties fo:text-align="center" style:writing-mode="lr-tb"/>
      <style:text-properties fo:font-size="15pt" style:font-size-asian="18pt" style:font-size-complex="18pt"/>
    </style:style>
    <style:style style:name="T1" style:family="text">
      <style:text-properties fo:font-size="15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2.379cm" svg:y1="8.5cm" svg:x2="2.379cm" svg:y2="2.7cm">
          <text:p/>
        </draw:line>
        <draw:line draw:style-name="gr1" draw:text-style-name="P1" draw:layer="layout" svg:x1="2.379cm" svg:y1="8.5cm" svg:x2="8.179cm" svg:y2="8.5cm">
          <text:p/>
        </draw:line>
        <draw:frame draw:style-name="gr2" draw:text-style-name="P2" draw:layer="layout" svg:width="0.925cm" svg:height="0.962cm" svg:x="7.254cm" svg:y="8.8cm">
          <draw:text-box>
            <text:p>X</text:p>
          </draw:text-box>
        </draw:frame>
        <draw:frame draw:style-name="gr3" draw:text-style-name="P2" draw:layer="layout" svg:width="0.9cm" svg:height="0.962cm" svg:x="2.479cm" svg:y="2.3cm">
          <draw:text-box>
            <text:p>Y</text:p>
          </draw:text-box>
        </draw:frame>
        <draw:custom-shape draw:style-name="gr4" draw:text-style-name="P3" draw:layer="layout" svg:width="0.4cm" svg:height="0.4cm" svg:x="5.679cm" svg:y="4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4cm" svg:height="0.4cm" svg:x="5.179cm" svg:y="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4cm" svg:height="0.4cm" svg:x="6.579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4cm" svg:height="0.4cm" svg:x="3.279cm" svg:y="6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4cm" svg:height="0.4cm" svg:x="5.179cm" svg:y="5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4cm" svg:height="0.4cm" svg:x="5.779cm" svg:y="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4cm" svg:height="0.4cm" svg:x="4.579cm" svg:y="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4cm" svg:height="0.4cm" svg:x="3.979cm" svg:y="5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4cm" svg:height="0.4cm" svg:x="4.979cm" svg:y="5.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4" draw:layer="layout" svg:width="0.4cm" svg:height="0.4cm" svg:x="2.979cm" svg:y="5.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4" draw:layer="layout" svg:width="0.4cm" svg:height="0.4cm" svg:x="4.279cm" svg:y="6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4cm" svg:height="0.4cm" svg:x="5.779cm" svg:y="6.7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5" draw:text-style-name="P4" draw:layer="layout" svg:width="0.4cm" svg:height="0.4cm" svg:x="6.379cm" svg:y="4.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4" draw:layer="layout" svg:width="0.4cm" svg:height="0.4cm" svg:x="6.679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3.079cm" svg:y1="8.5cm" svg:x2="13.079cm" svg:y2="2.7cm">
          <text:p/>
        </draw:line>
        <draw:line draw:style-name="gr1" draw:text-style-name="P1" draw:layer="layout" svg:x1="13.079cm" svg:y1="8.5cm" svg:x2="18.879cm" svg:y2="8.5cm">
          <text:p/>
        </draw:line>
        <draw:frame draw:style-name="gr2" draw:text-style-name="P2" draw:layer="layout" svg:width="4.621cm" svg:height="0.962cm" svg:x="14.579cm" svg:y="8.7cm">
          <draw:text-box>
            <text:p>Composante 1</text:p>
          </draw:text-box>
        </draw:frame>
        <draw:frame draw:style-name="gr7" draw:text-style-name="P2" draw:layer="layout" svg:width="5.3cm" svg:height="0.962cm" svg:x="13.079cm" svg:y="2.2cm">
          <draw:text-box>
            <text:p>Composante 2</text:p>
          </draw:text-box>
        </draw:frame>
        <draw:custom-shape draw:style-name="gr4" draw:text-style-name="P3" draw:layer="layout" svg:width="0.4cm" svg:height="0.4cm" svg:x="16.179cm" svg:y="3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4cm" svg:height="0.4cm" svg:x="16.679cm" svg:y="5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4cm" svg:height="0.4cm" svg:x="16.679cm" svg:y="4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4cm" svg:height="0.4cm" svg:x="14.279cm" svg:y="5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4cm" svg:height="0.4cm" svg:x="15.579cm" svg:y="5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4cm" svg:height="0.4cm" svg:x="16.079cm" svg:y="4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4cm" svg:height="0.4cm" svg:x="14.979cm" svg:y="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4cm" svg:height="0.4cm" svg:x="14.279cm" svg:y="4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4cm" svg:height="0.4cm" svg:x="15.979cm" svg:y="6.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4" draw:layer="layout" svg:width="0.4cm" svg:height="0.4cm" svg:x="14.679cm" svg:y="6.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4" draw:layer="layout" svg:width="0.4cm" svg:height="0.4cm" svg:x="15.979cm" svg:y="7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4cm" svg:height="0.4cm" svg:x="17.179cm" svg:y="7.2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5" draw:text-style-name="P4" draw:layer="layout" svg:width="0.4cm" svg:height="0.4cm" svg:x="17.379cm" svg:y="5.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4" draw:layer="layout" svg:width="0.4cm" svg:height="0.4cm" svg:x="17.779cm" svg:y="6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13.579cm" svg:y1="7.2cm" svg:x2="18.379cm" svg:y2="4.5cm">
          <text:p/>
        </draw:line>
        <draw:line draw:style-name="gr1" draw:text-style-name="P1" draw:layer="layout" svg:x1="7.979cm" svg:y1="5.8cm" svg:x2="12.779cm" svg:y2="5.8cm">
          <text:p/>
        </draw:line>
        <draw:frame draw:style-name="gr2" draw:text-style-name="P6" draw:layer="layout" svg:width="4.765cm" svg:height="0.839cm" svg:x="7.814cm" svg:y="4.7cm">
          <draw:text-box>
            <text:p text:style-name="P5"><text:span text:style-name="T1">Rotation des axes</text:span></text:p>
          </draw:text-box>
        </draw:frame>
        <draw:frame draw:style-name="gr2" draw:text-style-name="P8" draw:layer="layout" svg:width="3.872cm" svg:height="1.427cm" svg:x="8.207cm" svg:y="6.1cm">
          <draw:text-box>
            <text:p text:style-name="P7"><text:span text:style-name="T1">Combinaisons</text:span><text:span text:style-name="T1"><text:line-break/></text:span><text:span text:style-name="T1">linéaire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otted" draw:style="rect" draw:dots1="1" draw:dots1-length="0.3cm" draw:dots2="1" draw:dots2-length="0.3cm" draw:distance="0.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hilippe Grosjean</meta:initial-creator>
    <meta:creation-date>2017-12-13T11:07:01.097440000</meta:creation-date>
    <dc:date>2017-12-13T12:28:09.345764000</dc:date>
    <dc:creator>Philippe Grosjean</dc:creator>
    <meta:editing-duration>PT35M19S</meta:editing-duration>
    <meta:editing-cycles>1</meta:editing-cycles>
    <meta:document-statistic meta:object-count="40"/>
    <meta:generator>LibreOffice/5.4.3.2$MacOSX_X86_64 LibreOffice_project/92a7159f7e4af62137622921e809f8546db437e5</meta:generator>
  </office:meta>
</office:document-meta>
</file>